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T1" style:family="text">
      <style:text-properties fo:language="en" fo:country="none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Название конференции</text:p>
      <text:p text:style-name="Standard"/>
      <text:p text:style-name="Standard"><text:tab/><text:span text:style-name="T4">KharkivJS#1</text:span></text:p>
      <text:p text:style-name="Standard"/>
      <text:p text:style-name="Standard">Темы которые там будут обсуждаться</text:p>
      <text:p text:style-name="Standard"/>
      <text:p text:style-name="Standard"><text:tab/>Build Application using Brunch.io + Chaplin. Live Coding. (Egor Nazarkin / Paul Miller)</text:p>
      <text:p text:style-name="Standard"><text:tab/>Mobile Application. Phone Gap.</text:p>
      <text:p text:style-name="Standard"><text:tab/>Scalable JavaScript Application. Signal Event Model(Jury Kremenchugskiy, A. Zakharchenko)</text:p>
      <text:p text:style-name="Standard"><text:tab/></text:p>
      <text:p text:style-name="Standard"><text:tab/>Additional themes will be added during two weeks.</text:p>
      <text:p text:style-name="Standard"/>
      <text:p text:style-name="Standard"/>
      <text:p text:style-name="Standard">Целевая аудитория</text:p>
      <text:p text:style-name="Standard"/>
      <text:p text:style-name="Standard"><text:tab/>FrontEnd Javascript Developers.</text:p>
      <text:p text:style-name="Standard"/>
      <text:p text:style-name="Standard">Планируемое кол-во людей</text:p>
      <text:p text:style-name="Standard"/>
      <text:p text:style-name="Standard"><text:tab/>100-120</text:p>
      <text:p text:style-name="Standard"/>
      <text:p text:style-name="Standard">Планируемая дата, день недели, продолжительность конференции</text:p>
      <text:p text:style-name="Standard"/>
      <text:p text:style-name="Standard"><text:tab/>15 December, Saturday</text:p>
      <text:p text:style-name="Standard"><text:tab/>Duration: 6h</text:p>
      <text:p text:style-name="Standard"><text:tab/>Beggining : 12.00 p.m</text:p>
      <text:p text:style-name="Standard"/>
      <text:p text:style-name="Standard">Планируемое расписание конференции (начало, брейки, окончание)</text:p>
      <text:p text:style-name="Standard"/>
      <text:p text:style-name="Standard"><text:tab/>C<text:span text:style-name="T1">onference</text:span> <text:s/>plan:</text:p>
      <text:p text:style-name="Standard"><text:tab/><text:tab/>12:00 – 13:00 – Registration start</text:p>
      <text:p text:style-name="Standard"><text:tab/><text:tab/>13:00 – 13:15 – Conference start. Opening Speech </text:p>
      <text:p text:style-name="Standard"><text:tab/><text:tab/>13:15 – 13:55 – Main Section. First Report </text:p>
      <text:p text:style-name="Standard"><text:tab/><text:tab/>13:55 – 14:00 – Break</text:p>
      <text:p text:style-name="Standard"><text:tab/><text:tab/>14:00 – 14:40 – Main Section. Second Report</text:p>
      <text:p text:style-name="Standard"><text:tab/><text:tab/>14:40 – 15:00 – Dinner Break</text:p>
      <text:p text:style-name="Standard"><text:tab/><text:tab/>15:00 – 15:40 – Third Report</text:p>
      <text:p text:style-name="Standard"><text:s text:c="24"/>15:40 – 15:45 – Break</text:p>
      <text:p text:style-name="Standard"><text:tab/><text:tab/>15:45 – 16:25 – Fourth Report</text:p>
      <text:p text:style-name="Standard"><text:tab/><text:tab/>16:25 – 18:00 – Lite Talks*</text:p>
      <text:p text:style-name="Standard"><text:tab/>If Lite talk's number would be less then 5 we add one more report</text:p>
      <text:p text:style-name="Standard"/>
      <text:p text:style-name="Standard"/>
      <text:p text:style-name="Standard"><text:tab/></text:p>
      <text:p text:style-name="Standard"/>
      <text:p text:style-name="Standard">Необходимое оснащение помещения для конференции (мебель, проектор, микрофон)</text:p>
      <text:list xml:id="list1745640742828475751" text:style-name="L1">
        <text:list-item>
          <text:list>
            <text:list-item>
              <text:p text:style-name="P1"><text:span text:style-name="T2">Проектор</text:span></text:p>
            </text:list-item>
            <text:list-item>
              <text:p text:style-name="P2">Wifi</text:p>
            </text:list-item>
            <text:list-item>
              <text:p text:style-name="P4"><text:soft-page-break/>Звук/Микрофон</text:p>
            </text:list-item>
            <text:list-item>
              <text:p text:style-name="P4">Мебель(стулья, 4-5 столов)</text:p>
            </text:list-item>
            <text:list-item>
              <text:p text:style-name="P4">Фидбек анкеты</text:p>
            </text:list-item>
            <text:list-item>
              <text:p text:style-name="P4">Печать бейджей</text:p>
            </text:list-item>
            <text:list-item>
              <text:p text:style-name="P4">Футболки для докладчиков</text:p>
            </text:list-item>
          </text:list>
        </text:list-item>
      </text:list>
      <text:p text:style-name="P3"/>
      <text:p text:style-name="P3"><text:tab/>Для кофе-брейков было бы здорово предоставить чай/кофе + сладости.</text:p>
      <text:p text:style-name="P3"><text:tab/>Для большого перерыва практикуется предоставление бургеров, сока, чая, кофе</text:p>
      <text:p text:style-name="P3"/>
      <text:p text:style-name="P3"><text:tab/>Также для организации необходима помощь при регистрации, а также при подготовке кофе-брейков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1:59:01.66</meta:creation-date>
    <meta:document-statistic meta:table-count="0" meta:image-count="0" meta:object-count="0" meta:page-count="2" meta:paragraph-count="41" meta:word-count="210" meta:character-count="1459"/>
    <dc:date>2012-10-14T22:48:30.96</dc:date>
    <meta:editing-duration>PT3M26S</meta:editing-duration>
    <meta:editing-cycles>1</meta:editing-cycles>
    <meta:generator>OpenOffice.org/3.4.1$Win32 OpenOffice.org_project/341m1$Build-9593</meta:generator>
  </office:meta>
</office:document-meta>
</file>